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fenced open="〈" close="〉">
          <mrow>
            <mrow>
              <mover accent="true">
                <mo stretchy="false">ϕ</mo>
                <mo stretchy="false">̄</mo>
              </mover>
            </mrow>
            <mo stretchy="false">∣</mo>
            <mrow>
              <mover accent="true">
                <mi>A</mi>
                <mo stretchy="false">̄</mo>
              </mover>
            </mrow>
            <mo stretchy="false">∣</mo>
            <mrow>
              <mover accent="true">
                <mo stretchy="false">ϕ</mo>
                <mo stretchy="false">̄</mo>
              </mover>
            </mrow>
          </mrow>
        </mfenced>
        <mover>
          <mo stretchy="false">=</mo>
          <mtext>!</mtext>
        </mover>
        <mfenced open="〈" close="〉">
          <mrow>
            <mrow>
              <mo stretchy="false">ϕ</mo>
            </mrow>
            <mo stretchy="false">∣</mo>
            <mrow>
              <mi>A</mi>
            </mrow>
            <mo stretchy="false">∣</mo>
            <mrow>
              <mo stretchy="false">ϕ</mo>
            </mrow>
          </mrow>
        </mfenced>
      </mrow>
      <mi/>
      <mo stretchy="false">⇒</mo>
      <mi/>
      <mrow>
        <mover accent="true">
          <mi>A</mi>
          <mo stretchy="false">̄</mo>
        </mover>
        <mo stretchy="false">=</mo>
        <mover accent="true">
          <mi>D</mi>
          <mo stretchy="false">̂</mo>
        </mover>
      </mrow>
      <mi>A</mi>
      <msup>
        <mrow>
          <mover accent="true">
            <mi>D</mi>
            <mo stretchy="false">̂</mo>
          </mover>
        </mrow>
        <mo stretchy="false">†</mo>
      </msup>
    </mrow>
    <annotation encoding="StarMath 5.0">left langle bar %iphi mline bar A mline bar %iphi right rangle = csup "!"
left langle %iphi mline A mline %iphi right rangle ~drarrow~
bar A = hat D A {hat D} ^%Ux202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18:05:58.067000000</meta:creation-date>
    <meta:generator>LibreOffice/4.1.4.2$Windows_x86 LibreOffice_project/0a0440ccc0227ad9829de5f46be37cfb6edcf72</meta:generator>
    <meta:editing-duration>P0D</meta:editing-duration>
    <meta:editing-cycles>1</meta:editing-cycles>
  </office:meta>
</office:document-meta>
</file>